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row table:style-name="ro1">
          <table:table-cell office:value-type="string">
            <text:p>Nama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</table:table-row>
        <table:table-row table:style-name="ro1">
          <table:table-cell office:value-type="string">
            <text:p>Ade Iskandar</text:p>
          </table:table-cell>
          <table:table-cell office:value-type="float" office:value="1001206">
            <text:p>1001206</text:p>
          </table:table-cell>
          <table:table-cell office:value-type="string">
            <text:p>3hG1s~!J</text:p>
          </table:table-cell>
        </table:table-row>
        <table:table-row table:style-name="ro1">
          <table:table-cell office:value-type="string">
            <text:p>Ahmad Jaelani</text:p>
          </table:table-cell>
          <table:table-cell office:value-type="float" office:value="1001216">
            <text:p>1001216</text:p>
          </table:table-cell>
          <table:table-cell office:value-type="string">
            <text:p>dB3{*Nh9</text:p>
          </table:table-cell>
        </table:table-row>
        <table:table-row table:style-name="ro1">
          <table:table-cell office:value-type="string">
            <text:p>Alfin Ardiyansyah</text:p>
          </table:table-cell>
          <table:table-cell office:value-type="float" office:value="1001226">
            <text:p>1001226</text:p>
          </table:table-cell>
          <table:table-cell office:value-type="string">
            <text:p>q&amp;k9R4.B</text:p>
          </table:table-cell>
        </table:table-row>
        <table:table-row table:style-name="ro1">
          <table:table-cell office:value-type="string">
            <text:p>Ardiatna Munggaran</text:p>
          </table:table-cell>
          <table:table-cell office:value-type="float" office:value="1001236">
            <text:p>1001236</text:p>
          </table:table-cell>
          <table:table-cell office:value-type="string">
            <text:p>G5j@6h(E</text:p>
          </table:table-cell>
        </table:table-row>
        <table:table-row table:style-name="ro1">
          <table:table-cell office:value-type="string">
            <text:p>Bubun Burhanudin</text:p>
          </table:table-cell>
          <table:table-cell office:value-type="float" office:value="1001246">
            <text:p>1001246</text:p>
          </table:table-cell>
          <table:table-cell office:value-type="string">
            <text:p>1F!(uA5s</text:p>
          </table:table-cell>
        </table:table-row>
        <table:table-row table:style-name="ro1">
          <table:table-cell office:value-type="string">
            <text:p>Deanuke Septi Prilastian</text:p>
          </table:table-cell>
          <table:table-cell office:value-type="float" office:value="1001256">
            <text:p>1001256</text:p>
          </table:table-cell>
          <table:table-cell office:value-type="string">
            <text:p>#@znV23D</text:p>
          </table:table-cell>
        </table:table-row>
        <table:table-row table:style-name="ro1">
          <table:table-cell office:value-type="string">
            <text:p>Dira Ferdiansyah</text:p>
          </table:table-cell>
          <table:table-cell office:value-type="float" office:value="1001266">
            <text:p>1001266</text:p>
          </table:table-cell>
          <table:table-cell office:value-type="string">
            <text:p>7-t.J4mS</text:p>
          </table:table-cell>
        </table:table-row>
        <table:table-row table:style-name="ro1">
          <table:table-cell office:value-type="string">
            <text:p>Dwi Rabiyani</text:p>
          </table:table-cell>
          <table:table-cell office:value-type="float" office:value="1001276">
            <text:p>1001276</text:p>
          </table:table-cell>
          <table:table-cell office:value-type="string">
            <text:p>S4Xs5[#z</text:p>
          </table:table-cell>
        </table:table-row>
        <table:table-row table:style-name="ro1">
          <table:table-cell office:value-type="string">
            <text:p>Elsa Yuaditia Agustin</text:p>
          </table:table-cell>
          <table:table-cell office:value-type="float" office:value="1001286">
            <text:p>1001286</text:p>
          </table:table-cell>
          <table:table-cell office:value-type="string">
            <text:p>-q2UOj4|</text:p>
          </table:table-cell>
        </table:table-row>
        <table:table-row table:style-name="ro1">
          <table:table-cell office:value-type="string">
            <text:p>Fera Aryawati</text:p>
          </table:table-cell>
          <table:table-cell office:value-type="float" office:value="1001296">
            <text:p>1001296</text:p>
          </table:table-cell>
          <table:table-cell office:value-type="string">
            <text:p>Rk5Ea2)[</text:p>
          </table:table-cell>
        </table:table-row>
        <table:table-row table:style-name="ro1">
          <table:table-cell office:value-type="string">
            <text:p>Giska Ayu Sisciati</text:p>
          </table:table-cell>
          <table:table-cell office:value-type="float" office:value="1001306">
            <text:p>1001306</text:p>
          </table:table-cell>
          <table:table-cell office:value-type="string">
            <text:p>Vgo]3H4{</text:p>
          </table:table-cell>
        </table:table-row>
        <table:table-row table:style-name="ro1">
          <table:table-cell office:value-type="string">
            <text:p>Herdiansyah</text:p>
          </table:table-cell>
          <table:table-cell office:value-type="float" office:value="1001316">
            <text:p>1001316</text:p>
          </table:table-cell>
          <table:table-cell office:value-type="string">
            <text:p>e&amp;i18QS@</text:p>
          </table:table-cell>
        </table:table-row>
        <table:table-row table:style-name="ro1">
          <table:table-cell office:value-type="string">
            <text:p>I Dongan Panjaitan</text:p>
          </table:table-cell>
          <table:table-cell office:value-type="float" office:value="1001326">
            <text:p>1001326</text:p>
          </table:table-cell>
          <table:table-cell office:value-type="string">
            <text:p>eR78jX)%</text:p>
          </table:table-cell>
        </table:table-row>
        <table:table-row table:style-name="ro1">
          <table:table-cell office:value-type="string">
            <text:p>Ilham Maulana</text:p>
          </table:table-cell>
          <table:table-cell office:value-type="float" office:value="1001336">
            <text:p>1001336</text:p>
          </table:table-cell>
          <table:table-cell office:value-type="string">
            <text:p>x1QdU8#|</text:p>
          </table:table-cell>
        </table:table-row>
        <table:table-row table:style-name="ro1">
          <table:table-cell office:value-type="string">
            <text:p>Inanda Trihardiyanti</text:p>
          </table:table-cell>
          <table:table-cell office:value-type="float" office:value="1001346">
            <text:p>1001346</text:p>
          </table:table-cell>
          <table:table-cell office:value-type="string">
            <text:p>d3X(l8_K</text:p>
          </table:table-cell>
        </table:table-row>
        <table:table-row table:style-name="ro1">
          <table:table-cell office:value-type="string">
            <text:p>Isvi Rahmayanti</text:p>
          </table:table-cell>
          <table:table-cell office:value-type="float" office:value="1001356">
            <text:p>1001356</text:p>
          </table:table-cell>
          <table:table-cell office:value-type="string">
            <text:p>iQgZ^57#</text:p>
          </table:table-cell>
        </table:table-row>
        <table:table-row table:style-name="ro1">
          <table:table-cell office:value-type="string">
            <text:p>Iwan Kurniawan</text:p>
          </table:table-cell>
          <table:table-cell office:value-type="float" office:value="1001366">
            <text:p>1001366</text:p>
          </table:table-cell>
          <table:table-cell office:value-type="string">
            <text:p>?ZY95yc=</text:p>
          </table:table-cell>
        </table:table-row>
        <table:table-row table:style-name="ro1">
          <table:table-cell office:value-type="string">
            <text:p>Kiran Apriyana</text:p>
          </table:table-cell>
          <table:table-cell office:value-type="float" office:value="1001376">
            <text:p>1001376</text:p>
          </table:table-cell>
          <table:table-cell office:value-type="string">
            <text:p>7Du_z@A2</text:p>
          </table:table-cell>
        </table:table-row>
        <table:table-row table:style-name="ro1">
          <table:table-cell office:value-type="string">
            <text:p>M Teguh Fachrizal</text:p>
          </table:table-cell>
          <table:table-cell office:value-type="float" office:value="1001386">
            <text:p>1001386</text:p>
          </table:table-cell>
          <table:table-cell office:value-type="string">
            <text:p>4*%eDrH2</text:p>
          </table:table-cell>
        </table:table-row>
        <table:table-row table:style-name="ro1">
          <table:table-cell office:value-type="string">
            <text:p>M. Adam Kurniawan</text:p>
          </table:table-cell>
          <table:table-cell office:value-type="float" office:value="1001396">
            <text:p>1001396</text:p>
          </table:table-cell>
          <table:table-cell office:value-type="string">
            <text:p>2xO^9i?P</text:p>
          </table:table-cell>
        </table:table-row>
        <table:table-row table:style-name="ro1">
          <table:table-cell office:value-type="string">
            <text:p>Maudina Kusnadi</text:p>
          </table:table-cell>
          <table:table-cell office:value-type="float" office:value="1001406">
            <text:p>1001406</text:p>
          </table:table-cell>
          <table:table-cell office:value-type="string">
            <text:p>+vQ6R.l2</text:p>
          </table:table-cell>
        </table:table-row>
        <table:table-row table:style-name="ro1">
          <table:table-cell office:value-type="string">
            <text:p>Moh. Syahdan Nur</text:p>
          </table:table-cell>
          <table:table-cell office:value-type="float" office:value="1001416">
            <text:p>1001416</text:p>
          </table:table-cell>
          <table:table-cell office:value-type="string">
            <text:p>]^37HPar</text:p>
          </table:table-cell>
        </table:table-row>
        <table:table-row table:style-name="ro1">
          <table:table-cell office:value-type="string">
            <text:p>Moh.Sholeh</text:p>
          </table:table-cell>
          <table:table-cell office:value-type="float" office:value="1001426">
            <text:p>1001426</text:p>
          </table:table-cell>
          <table:table-cell office:value-type="string">
            <text:p>d_F6}y8U</text:p>
          </table:table-cell>
        </table:table-row>
        <table:table-row table:style-name="ro1">
          <table:table-cell office:value-type="string">
            <text:p>Muhamad Fadillah</text:p>
          </table:table-cell>
          <table:table-cell office:value-type="float" office:value="1001436">
            <text:p>1001436</text:p>
          </table:table-cell>
          <table:table-cell office:value-type="string">
            <text:p>bvF9Q_=2</text:p>
          </table:table-cell>
        </table:table-row>
        <table:table-row table:style-name="ro1">
          <table:table-cell office:value-type="string">
            <text:p>Muhamad Iqbal</text:p>
          </table:table-cell>
          <table:table-cell office:value-type="float" office:value="1001446">
            <text:p>1001446</text:p>
          </table:table-cell>
          <table:table-cell office:value-type="string">
            <text:p>4Xf|m*Y6</text:p>
          </table:table-cell>
        </table:table-row>
        <table:table-row table:style-name="ro1">
          <table:table-cell office:value-type="string">
            <text:p>Nira Holipah</text:p>
          </table:table-cell>
          <table:table-cell office:value-type="float" office:value="1001456">
            <text:p>1001456</text:p>
          </table:table-cell>
          <table:table-cell office:value-type="string">
            <text:p>4}i(1xHY</text:p>
          </table:table-cell>
        </table:table-row>
        <table:table-row table:style-name="ro1">
          <table:table-cell office:value-type="string">
            <text:p>Pusvitha Andriani</text:p>
          </table:table-cell>
          <table:table-cell office:value-type="float" office:value="1001466">
            <text:p>1001466</text:p>
          </table:table-cell>
          <table:table-cell office:value-type="string">
            <text:p>L5#^zS6q</text:p>
          </table:table-cell>
        </table:table-row>
        <table:table-row table:style-name="ro1">
          <table:table-cell office:value-type="string">
            <text:p>R. Bagoes Yoga Pambudi</text:p>
          </table:table-cell>
          <table:table-cell office:value-type="float" office:value="1001476">
            <text:p>1001476</text:p>
          </table:table-cell>
          <table:table-cell office:value-type="string">
            <text:p>1a#QU}l5</text:p>
          </table:table-cell>
        </table:table-row>
        <table:table-row table:style-name="ro1">
          <table:table-cell office:value-type="string">
            <text:p>Rani rahmawati</text:p>
          </table:table-cell>
          <table:table-cell office:value-type="float" office:value="1001486">
            <text:p>1001486</text:p>
          </table:table-cell>
          <table:table-cell office:value-type="string">
            <text:p>6M7gh]_Z</text:p>
          </table:table-cell>
        </table:table-row>
        <table:table-row table:style-name="ro1">
          <table:table-cell office:value-type="string">
            <text:p>Reghita Athya Loka</text:p>
          </table:table-cell>
          <table:table-cell office:value-type="float" office:value="1001496">
            <text:p>1001496</text:p>
          </table:table-cell>
          <table:table-cell office:value-type="string">
            <text:p>?epX3@I7</text:p>
          </table:table-cell>
        </table:table-row>
        <table:table-row table:style-name="ro1">
          <table:table-cell office:value-type="string">
            <text:p>Sabil Saptaji</text:p>
          </table:table-cell>
          <table:table-cell office:value-type="float" office:value="1001506">
            <text:p>1001506</text:p>
          </table:table-cell>
          <table:table-cell office:value-type="string">
            <text:p>37mcT~.C</text:p>
          </table:table-cell>
        </table:table-row>
        <table:table-row table:style-name="ro1">
          <table:table-cell office:value-type="string">
            <text:p>Safitri W</text:p>
          </table:table-cell>
          <table:table-cell office:value-type="float" office:value="1001516">
            <text:p>1001516</text:p>
          </table:table-cell>
          <table:table-cell office:value-type="string">
            <text:p>!K|T96ir</text:p>
          </table:table-cell>
        </table:table-row>
        <table:table-row table:style-name="ro1">
          <table:table-cell office:value-type="string">
            <text:p>Sahru Rizki Maulidi</text:p>
          </table:table-cell>
          <table:table-cell office:value-type="float" office:value="1001526">
            <text:p>1001526</text:p>
          </table:table-cell>
          <table:table-cell office:value-type="string">
            <text:p>(w2{r1DV</text:p>
          </table:table-cell>
        </table:table-row>
        <table:table-row table:style-name="ro1">
          <table:table-cell office:value-type="string">
            <text:p>Setiadi Kusuma</text:p>
          </table:table-cell>
          <table:table-cell office:value-type="float" office:value="1001536">
            <text:p>1001536</text:p>
          </table:table-cell>
          <table:table-cell office:value-type="string">
            <text:p>e7J4)Ib]</text:p>
          </table:table-cell>
        </table:table-row>
        <table:table-row table:style-name="ro1">
          <table:table-cell office:value-type="string">
            <text:p>Shinta Yuniar</text:p>
          </table:table-cell>
          <table:table-cell office:value-type="float" office:value="1001546">
            <text:p>1001546</text:p>
          </table:table-cell>
          <table:table-cell office:value-type="string">
            <text:p>{8[9UJvi</text:p>
          </table:table-cell>
        </table:table-row>
        <table:table-row table:style-name="ro1">
          <table:table-cell office:value-type="string">
            <text:p>Siti Fatimah</text:p>
          </table:table-cell>
          <table:table-cell office:value-type="float" office:value="1001556">
            <text:p>1001556</text:p>
          </table:table-cell>
          <table:table-cell office:value-type="string">
            <text:p>9s5YD{[b</text:p>
          </table:table-cell>
        </table:table-row>
        <table:table-row table:style-name="ro1">
          <table:table-cell office:value-type="string">
            <text:p>Siti Halimah</text:p>
          </table:table-cell>
          <table:table-cell office:value-type="float" office:value="1001566">
            <text:p>1001566</text:p>
          </table:table-cell>
          <table:table-cell office:value-type="string">
            <text:p>N7vr2M~]</text:p>
          </table:table-cell>
        </table:table-row>
        <table:table-row table:style-name="ro1">
          <table:table-cell office:value-type="string">
            <text:p>TB Zensi Fadillah</text:p>
          </table:table-cell>
          <table:table-cell office:value-type="float" office:value="1001576">
            <text:p>1001576</text:p>
          </table:table-cell>
          <table:table-cell office:value-type="string">
            <text:p>#96hWX%r</text:p>
          </table:table-cell>
        </table:table-row>
        <table:table-row table:style-name="ro1">
          <table:table-cell office:value-type="string">
            <text:p>Yulianti</text:p>
          </table:table-cell>
          <table:table-cell office:value-type="float" office:value="1001586">
            <text:p>1001586</text:p>
          </table:table-cell>
          <table:table-cell office:value-type="string">
            <text:p>h1G5)r&amp;W</text:p>
          </table:table-cell>
        </table:table-row>
        <table:table-row table:style-name="ro1">
          <table:table-cell office:value-type="string">
            <text:p>Yunita Anggraeni</text:p>
          </table:table-cell>
          <table:table-cell office:value-type="float" office:value="1001596">
            <text:p>1001596</text:p>
          </table:table-cell>
          <table:table-cell office:value-type="string">
            <text:p>XauY&amp;{87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hsan Faisal</meta:initial-creator>
    <meta:creation-date>2013-01-02T18:12:16</meta:creation-date>
    <meta:document-statistic meta:table-count="3" meta:cell-count="0" meta:object-count="0"/>
    <meta:generator>LibreOffice/3.5$Linux_x86 LibreOffice_project/350m1$Build-2</meta:generator>
  </office:meta>
</office:document-meta>
</file>